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arth (R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(RB)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AU</text:p>
          </table:table-cell>
          <table:table-cell table:number-columns-repeated="2"/>
          <table:table-cell table:formula="of:=SQRT([.B2]*[.B2]*[.B2])" office:value-type="float" office:value="1.88138401821638" calcext:value-type="float">
            <text:p>1.8813840182</text:p>
          </table:table-cell>
          <table:table-cell/>
          <table:table-cell office:value-type="string" calcext:value-type="string">
            <text:p>omegaMars</text:p>
          </table:table-cell>
          <table:table-cell table:formula="of:=2*PI()/([.F2]*365.25)" office:value-type="float" office:value="0.00914349418959508" calcext:value-type="float">
            <text:p>0.0091434942</text:p>
          </table:table-cell>
        </table:table-row>
        <table:table-row table:style-name="ro1">
          <table:table-cell office:value-type="string" calcext:value-type="string">
            <text:p>a tx</text:p>
          </table:table-cell>
          <table:table-cell table:formula="of:=1.263" office:value-type="float" office:value="1.263" calcext:value-type="float">
            <text:p>1.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formula="of:=1-[.B1]/[.B3]" office:value-type="float" office:value="0.208234362628662" calcext:value-type="float">
            <text:p>0.2082343626</text:p>
          </table:table-cell>
          <table:table-cell table:style-name="ce4" table:formula="of:=0.207604905709704&gt;[.B4]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param</text:p>
          </table:table-cell>
          <table:table-cell table:formula="of:=SQRT((1+[.B4])/(1-[.B4]))" office:value-type="float" office:value="1.23531372533458" calcext:value-type="float">
            <text:p>1.23531372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([.B3]*(1-[.B4]*[.B4])/[.B2]-1)/[.B4]" office:value-type="float" office:value="-0.995010129437243" calcext:value-type="float">
            <text:p>-0.9950101294</text:p>
          </table:table-cell>
          <table:table-cell/>
          <table:table-cell table:formula="of:=ACOS([.B5])" office:value-type="float" office:value="3.04165241249682" calcext:value-type="float">
            <text:p>3.0416524125</text:p>
          </table:table-cell>
          <table:table-cell table:formula="of:=[.D5]*180/PI()" office:value-type="float" office:value="174.273845981853" calcext:value-type="float">
            <text:p>174.27384598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formula="of:=SQRT(1-[.B4]*[.B4])*SIN([.D5])/([.B4] + COS([.D5]))" office:value-type="float" office:value="-0.124033824185728" calcext:value-type="float">
            <text:p>-0.1240338242</text:p>
          </table:table-cell>
          <table:table-cell/>
          <table:table-cell table:formula="of:=ATAN([.B7])+PI()" office:value-type="float" office:value="3.01818908346459" calcext:value-type="float">
            <text:p>3.0181890835</text:p>
          </table:table-cell>
          <table:table-cell table:formula="of:=[.D7]*180/PI()" office:value-type="float" office:value="172.929496254979" calcext:value-type="float">
            <text:p>172.9294962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table:formula="of:=2*ATAN(TAN([.D5]/2)/[.I4])" office:value-type="float" office:value="3.01818908346459" calcext:value-type="float">
            <text:p>3.0181890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</text:p>
          </table:table-cell>
          <table:table-cell table:style-name="ce2" office:value-type="float" office:value="1.327124E+020" calcext:value-type="float">
            <text:p>132712400000000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</text:p>
          </table:table-cell>
          <table:table-cell table:formula="of:=149597870000" office:value-type="float" office:value="149597870000" calcext:value-type="float">
            <text:p>14959787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F</text:p>
          </table:table-cell>
          <table:table-cell table:formula="of:=([.D7]-[.B4]*SIN([.D7]))*SQRT([.B3]*[.B3]*[.B3]*[.B10]*[.B10]*[.B10]/[.B9])" office:value-type="float" office:value="21334372.6773937" calcext:value-type="float">
            <text:p>21334372.6773937</text:p>
          </table:table-cell>
          <table:table-cell/>
          <table:table-cell table:formula="of:=[.B12]/60/60/24" office:value-type="float" office:value="246.925609692057" calcext:value-type="float">
            <text:p>246.9256096921</text:p>
          </table:table-cell>
          <table:table-cell office:value-type="string" calcext:value-type="string">
            <text:p>dni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ma</text:p>
          </table:table-cell>
          <table:table-cell table:formula="of:=[.D5]-[.I2]*[.D12]" office:value-type="float" office:value="0.783889535015276" calcext:value-type="float">
            <text:p>0.783889535</text:p>
          </table:table-cell>
          <table:table-cell/>
          <table:table-cell table:formula="of:=[.B14]*180/PI()" office:value-type="float" office:value="44.9135619608479" calcext:value-type="float">
            <text:p>44.9135619608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eta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0" calcext:value-type="float">
            <text:p>90</text:p>
          </table:table-cell>
          <table:table-cell table:formula="of:=90/180*PI()" office:value-type="float" office:value="1.5707963267949" calcext:value-type="float">
            <text:p>1.5707963268</text:p>
          </table:table-cell>
          <table:table-cell table:number-columns-repeated="6"/>
        </table:table-row>
        <table:table-row table:style-name="ro1">
          <table:table-cell/>
          <table:table-cell table:formula="of:=(1+ COS([.C21]) * [.A2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SIN([.C21])*SQRT([.A21]*[.A21]-1)/[.B22]" office:value-type="float" office:value="0.66332495807108" calcext:value-type="float">
            <text:p>0.6633249581</text:p>
          </table:table-cell>
          <table:table-cell table:number-columns-repeated="7"/>
        </table:table-row>
        <table:table-row table:style-name="ro1">
          <table:table-cell/>
          <table:table-cell table:formula="of:=ASINH([.B23])" office:value-type="float" office:value="0.622362503714779" calcext:value-type="float">
            <text:p>0.622362503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table:formula="of:=([.A21] +COS([.C21]))/(1 +[.A21]*COS([.C21]))"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/>
          <table:table-cell table:formula="of:=ACOSH([.B26])" office:value-type="float" office:value="0.622362503714778" calcext:value-type="float">
            <text:p>0.6223625037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3:05:24.303561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anek</meta:initial-creator>
    <meta:creation-date>2014-11-11T00:28:49.034060437</meta:creation-date>
    <dc:date>2014-11-16T11:43:21.448653761</dc:date>
    <dc:creator>Martin Vanek</dc:creator>
    <meta:editing-duration>PT18H12M49S</meta:editing-duration>
    <meta:editing-cycles>5</meta:editing-cycles>
    <meta:generator>LibreOffice/4.2.7.2$Linux_x86 LibreOffice_project/420m0$Build-2</meta:generator>
    <meta:document-statistic meta:table-count="1" meta:cell-count="46" meta:object-count="0"/>
  </office:meta>
</office:document-meta>
</file>